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0.966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1.274cm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359cm" fo:padding-top="0.125cm" fo:padding-bottom="0.125cm" fo:padding-left="0.25cm" fo:padding-right="0.25cm" draw:shadow="visible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0cm" fo:padding-top="0.176cm" fo:padding-bottom="0.176cm" fo:padding-left="0.301cm" fo:padding-right="0.301cm" draw:shadow="visible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b2b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b2b2b2"/>
    </style:style>
    <style:style style:name="T5" style:family="text">
      <style:text-properties fo:color="#b2b2b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954cm" svg:height="1.825cm" svg:x="7.782cm" svg:y="1.652cm">
          <draw:text-box>
            <text:p text:style-name="P1"><text:span text:style-name="T1">Telescope control: DATURA (TB21)</text:span></text:p>
            <text:p text:style-name="P1"><text:span text:style-name="T1">Local network: 192.168.21.XXX</text:span></text:p>
          </draw:text-box>
        </draw:frame>
        <draw:frame draw:style-name="gr3" xml:id="id3" draw:id="id3" draw:layer="layout" svg:width="6.448cm" svg:height="2.729cm" svg:x="5.812cm" svg:y="4.696cm">
          <draw:text-box>
            <text:p>Terminal PC</text:p>
            <text:list text:style-name="L2">
              <text:list-item>
                <text:p><text:span text:style-name="T2">fhltb1 (192.168.21.4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-</text:span></text:p>
              </text:list-item>
            </text:list>
          </draw:text-box>
        </draw:frame>
        <draw:frame draw:style-name="gr4" draw:text-style-name="P1" draw:layer="layout" svg:width="2.286cm" svg:height="1.27cm" svg:x="23.954cm" svg:y="4.226cm">
          <draw:text-box>
            <text:p text:style-name="P1">hut</text:p>
          </draw:text-box>
        </draw:frame>
        <draw:frame draw:style-name="gr5" draw:text-style-name="P1" draw:layer="layout" svg:width="2.286cm" svg:height="1.825cm" svg:x="23.954cm" svg:y="16.594cm">
          <draw:text-box>
            <text:p text:style-name="P1">beam area</text:p>
          </draw:text-box>
        </draw:frame>
        <draw:line draw:style-name="gr6" draw:text-style-name="P1" draw:layer="layout" svg:x1="1.094cm" svg:y1="9.06cm" svg:x2="26.24cm" svg:y2="9.06cm">
          <text:p/>
        </draw:line>
        <draw:frame draw:style-name="gr3" xml:id="id2" draw:id="id2" draw:layer="layout" svg:width="6.35cm" svg:height="6.059cm" svg:x="2.048cm" svg:y="11.046cm">
          <draw:text-box>
            <text:p>RunControl PC</text:p>
            <text:list text:style-name="L2">
              <text:list-item>
                <text:p><text:span text:style-name="T2">fhlrcdatura (192.168.21.1)</text:span></text:p>
              </text:list-item>
              <text:list-item>
                <text:p><text:span text:style-name="T2">Ubuntu (teleuser)</text:span></text:p>
              </text:list-item>
              <text:list-item>
                <text:p><text:span text:style-name="T2">EUDAQ: euRun, LogCollector, DataCollector, OnlineMonitor</text:span></text:p>
              </text:list-item>
              <text:list-item>
                <text:p><text:span text:style-name="T2">/data (int. RAID 1.8TB)</text:span><text:span text:style-name="T2"><text:line-break/></text:span><text:span text:style-name="T2">/data2 (NI raid 5.5TB)</text:span></text:p>
              </text:list-item>
            </text:list>
          </draw:text-box>
        </draw:frame>
        <draw:frame draw:style-name="gr3" xml:id="id5" draw:id="id5" draw:layer="layout" svg:width="7.588cm" svg:height="3.284cm" svg:x="9.16cm" svg:y="11.04cm">
          <draw:text-box>
            <text:p>NI crate</text:p>
            <text:list text:style-name="L2">
              <text:list-item>
                <text:p><text:span text:style-name="T2">fhldatura (192.168.21.2)</text:span></text:p>
              </text:list-item>
              <text:list-item>
                <text:p><text:span text:style-name="T2">Win7 (teleuser)</text:span></text:p>
              </text:list-item>
              <text:list-item>
                <text:p><text:span text:style-name="T2">EUDAQ: NIProducer, TLUProducer </text:span></text:p>
              </text:list-item>
            </text:list>
          </draw:text-box>
        </draw:frame>
        <draw:frame draw:style-name="gr7" draw:text-style-name="P3" xml:id="id1" draw:id="id1" draw:layer="layout" svg:width="2.579cm" svg:height="0.729cm" draw:transform="rotate (0.786968959724243) translate (5.776cm 10.023cm)">
          <draw:text-box>
            <text:p text:style-name="P1"><text:span text:style-name="T3">ssh -X ... </text:span></text:p>
          </draw:text-box>
        </draw:frame>
        <draw:connector draw:style-name="gr8" draw:text-style-name="P1" draw:layer="layout" draw:type="line" svg:x1="6.034cm" svg:y1="10.28cm" svg:x2="5.223cm" svg:y2="11.046cm" draw:start-shape="id1" draw:start-glue-point="3" draw:end-shape="id2" svg:d="M6034 10280l-811 766" svg:viewBox="0 0 812 767">
          <text:p/>
        </draw:connector>
        <draw:connector draw:style-name="gr8" draw:text-style-name="P1" draw:layer="layout" draw:type="line" svg:x1="7.855cm" svg:y1="8.453cm" svg:x2="9.036cm" svg:y2="7.425cm" draw:start-shape="id1" draw:start-glue-point="1" draw:end-shape="id3" draw:end-glue-point="2" svg:d="M7855 8453l1181-1028" svg:viewBox="0 0 1182 1029">
          <text:p/>
        </draw:connector>
        <draw:frame draw:style-name="gr7" draw:text-style-name="P3" xml:id="id4" draw:id="id4" draw:layer="layout" svg:width="2.579cm" svg:height="0.729cm" draw:transform="rotate (-0.708952742160097) translate (10.365cm 8.198cm)">
          <draw:text-box>
            <text:p text:style-name="P1"><text:span text:style-name="T3">Remmina</text:span></text:p>
          </draw:text-box>
        </draw:frame>
        <draw:connector draw:style-name="gr8" draw:text-style-name="P1" draw:layer="layout" draw:type="line" svg:x1="12.086cm" svg:y1="10.153cm" svg:x2="12.954cm" svg:y2="11.04cm" draw:start-shape="id4" draw:start-glue-point="1" draw:end-shape="id5" svg:d="M12086 10153l868 887" svg:viewBox="0 0 869 888">
          <text:p/>
        </draw:connector>
        <draw:connector draw:style-name="gr8" draw:text-style-name="P1" draw:layer="layout" draw:type="line" svg:x1="10.128cm" svg:y1="8.474cm" svg:x2="9.036cm" svg:y2="7.425cm" draw:start-shape="id4" draw:start-glue-point="3" draw:end-shape="id3" draw:end-glue-point="2" svg:d="M10128 8474l-1092-1049" svg:viewBox="0 0 1093 1050">
          <text:p/>
        </draw:connector>
        <draw:frame draw:style-name="gr9" draw:text-style-name="P4" draw:layer="layout" svg:width="5.334cm" svg:height="2.729cm" svg:x="18.542cm" svg:y="11.092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9" draw:text-style-name="P4" draw:layer="layout" svg:width="5.334cm" svg:height="2.729cm" svg:x="18.542cm" svg:y="5.75cm">
          <draw:text-box>
            <text:p><text:span text:style-name="T4">Users PCs</text:span></text:p>
            <text:list text:style-name="L2">
              <text:list-item>
                <text:p><text:span text:style-name="T5">192.168.21.(&gt;100)</text:span></text:p>
              </text:list-item>
              <text:list-item>
                <text:p><text:span text:style-name="T5">OS ...</text:span></text:p>
              </text:list-item>
              <text:list-item>
                <text:p><text:span text:style-name="T5">EUDAQ: ...</text:span></text:p>
              </text:list-item>
            </text:list>
          </draw:text-box>
        </draw:frame>
        <draw:frame draw:style-name="gr10" draw:layer="layout" svg:width="11.94cm" svg:height="0.962cm" svg:x="14.733cm" svg:y="19.304cm">
          <draw:text-box>
            <text:p>February 2016, telescope-coor@desy.d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6-02-26T13:05:20.445027719</dc:date>
    <meta:editing-duration>PT4H45M40S</meta:editing-duration>
    <meta:editing-cycles>12</meta:editing-cycles>
    <meta:generator>LibreOffice/4.2.8.2$Linux_X86_64 LibreOffice_project/420m0$Build-2</meta:generator>
    <meta:document-statistic meta:object-count="40"/>
  </office:meta>
</office:document-meta>
</file>